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de6d"/>
    </style:style>
    <style:style style:name="P2" style:family="paragraph" style:parent-style-name="Standard">
      <style:paragraph-properties fo:text-align="center" style:justify-single-word="false"/>
      <style:text-properties style:font-name="Lohit Devanagari" officeooo:paragraph-rsid="0011de6d"/>
    </style:style>
    <style:style style:name="P3" style:family="paragraph" style:parent-style-name="Standard">
      <style:paragraph-properties fo:text-align="start" style:justify-single-word="false"/>
      <style:text-properties fo:color="#000000" fo:font-size="18pt" fo:font-weight="bold" officeooo:rsid="00491480" officeooo:paragraph-rsid="0013592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8pt" fo:font-weight="normal" officeooo:rsid="00491480" officeooo:paragraph-rsid="0013592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Mono" fo:font-size="14pt" fo:font-weight="bold" officeooo:rsid="00491480" officeooo:paragraph-rsid="00135920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11de6d"/>
    </style:style>
    <style:style style:name="P8" style:family="paragraph" style:parent-style-name="Text_20_body">
      <style:paragraph-properties fo:text-align="start" style:justify-single-word="false"/>
      <style:text-properties fo:color="#000000" fo:font-size="12pt" fo:font-weight="normal" officeooo:rsid="00491480" officeooo:paragraph-rsid="00135920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officeooo:paragraph-rsid="00135920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135920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fo:font-size="18pt" fo:font-weight="normal" officeooo:rsid="005141f1" style:font-size-asian="18pt" style:font-weight-asian="normal" style:font-size-complex="18pt" style:font-weight-complex="normal"/>
    </style:style>
    <style:style style:name="T2" style:family="text">
      <style:text-properties fo:color="#000000" fo:font-size="18pt" fo:font-weight="normal" officeooo:rsid="00902cb3" style:font-size-asian="18pt" style:font-weight-asian="normal" style:font-size-complex="18pt" style:font-weight-complex="normal"/>
    </style:style>
    <style:style style:name="T3" style:family="text">
      <style:text-properties fo:color="#000000" fo:font-size="18pt" fo:font-weight="bold" officeooo:rsid="00902cb3" style:font-size-asian="18pt" style:font-weight-asian="bold" style:font-size-complex="18pt" style:font-weight-complex="bold"/>
    </style:style>
    <style:style style:name="T4" style:family="text">
      <style:text-properties fo:color="#000000" style:font-name="Lohit Devanagari" fo:font-size="18pt" fo:font-weight="normal" officeooo:rsid="00902cb3" style:font-size-asian="18pt" style:font-weight-asian="normal" style:font-size-complex="18pt" style:font-weight-complex="normal"/>
    </style:style>
    <style:style style:name="T5" style:family="text">
      <style:text-properties fo:color="#000000" style:font-name="Lohit Devanagari" fo:font-size="18pt" fo:font-weight="bold" officeooo:rsid="00902cb3" style:font-size-asian="18pt" style:font-weight-asian="bold" style:font-size-complex="18pt" style:font-weight-complex="bold"/>
    </style:style>
    <style:style style:name="T6" style:family="text">
      <style:text-properties fo:color="#000000" style:font-name="Lohit Devanagari" fo:font-size="18pt" fo:font-weight="bold" officeooo:rsid="00491480" style:font-size-asian="18pt" style:font-weight-asian="bold" style:font-size-complex="18pt" style:font-weight-complex="bold"/>
    </style:style>
    <style:style style:name="T7" style:family="text">
      <style:text-properties fo:color="#000000" style:font-name="Droid Sans Mono" fo:font-size="18pt" fo:font-weight="bold" officeooo:rsid="00491480" fo:background-color="#1e1e1e" loext:char-shading-value="0" style:font-size-asian="18pt" style:font-weight-asian="bold" style:font-size-complex="18pt" style:font-weight-complex="bold"/>
    </style:style>
    <style:style style:name="T8" style:family="text">
      <style:text-properties fo:color="#000000" style:font-name="Droid Sans Mono" fo:font-size="18pt" fo:font-weight="bold" officeooo:rsid="00491480" style:font-size-asian="18pt" style:font-weight-asian="bold" style:font-size-complex="18pt" style:font-weight-complex="bold"/>
    </style:style>
    <style:style style:name="T9" style:family="text">
      <style:text-properties fo:color="#000000" style:font-name="Droid Sans Mono" fo:font-size="18pt" fo:font-weight="bold" officeooo:rsid="00491480" style:font-size-asian="18pt" style:font-weight-asian="bold" style:font-size-complex="18pt" style:font-weight-complex="bold"/>
    </style:style>
    <style:style style:name="T10" style:family="text">
      <style:text-properties fo:color="#000000" style:font-name="Droid Sans Mono" fo:font-size="18pt" fo:font-weight="bold" officeooo:rsid="00491480" fo:background-color="#ffff00" loext:char-shading-value="0" style:font-size-asian="18pt" style:font-weight-asian="bold" style:font-size-complex="18pt" style:font-weight-complex="bold"/>
    </style:style>
    <style:style style:name="T11" style:family="text">
      <style:text-properties fo:color="#000000" style:font-name="Droid Sans Mono" fo:font-size="18pt" fo:font-weight="bold" officeooo:rsid="00491480" fo:background-color="#ffff00" loext:char-shading-value="0" style:font-size-asian="18pt" style:font-weight-asian="bold" style:font-size-complex="18pt" style:font-weight-complex="bold"/>
    </style:style>
    <style:style style:name="T12" style:family="text">
      <style:text-properties fo:color="#000000" style:font-name="Droid Sans Mono" fo:font-size="18pt" fo:font-weight="bold" officeooo:rsid="00491480" fo:background-color="transparent" loext:char-shading-value="0" style:font-size-asian="18pt" style:font-weight-asian="bold" style:font-size-complex="18pt" style:font-weight-complex="bold"/>
    </style:style>
    <style:style style:name="T13" style:family="text">
      <style:text-properties fo:color="#000000" style:font-name="Droid Sans Mono" fo:font-size="18pt" fo:font-weight="bold" officeooo:rsid="00491480" fo:background-color="transparent" loext:char-shading-value="0" style:font-size-asian="18pt" style:font-weight-asian="bold" style:font-size-complex="18pt" style:font-weight-complex="bold"/>
    </style:style>
    <style:style style:name="T14" style:family="text">
      <style:text-properties fo:color="#000000" style:font-name="Liberation Mono" fo:font-size="14pt" fo:font-weight="normal" officeooo:rsid="00491480" fo:background-color="#1e1e1e" loext:char-shading-value="0" style:font-size-asian="14pt" style:font-weight-asian="normal" style:font-size-complex="1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2b84c" style:font-weight-asian="normal" style:font-weight-complex="normal"/>
    </style:style>
    <style:style style:name="T17" style:family="text">
      <style:text-properties style:font-name="Droid Sans Mono" fo:background-color="#1e1e1e" loext:char-shading-value="0"/>
    </style:style>
    <style:style style:name="T18" style:family="text">
      <style:text-properties fo:color="#d4d4d4" style:font-name="Droid Sans Mono" fo:font-size="18pt" fo:font-weight="normal" fo:background-color="#1e1e1e" loext:char-shading-value="0"/>
    </style:style>
    <style:style style:name="T19" style:family="text">
      <style:text-properties fo:color="#6a9955" style:font-name="Droid Sans Mono" fo:font-size="18pt" fo:font-weight="normal" officeooo:rsid="00902cb3" fo:background-color="#1e1e1e" loext:char-shading-value="0" style:font-size-asian="18pt" style:font-weight-asian="normal" style:font-size-complex="18pt" style:font-weight-complex="normal"/>
    </style:style>
    <style:style style:name="T20" style:family="text">
      <style:text-properties fo:color="#569cd6"/>
    </style:style>
    <style:style style:name="T21" style:family="text">
      <style:text-properties fo:color="#569cd6" style:font-name="Droid Sans Mono" fo:font-size="18pt" fo:font-weight="normal" fo:background-color="#1e1e1e" loext:char-shading-value="0"/>
    </style:style>
    <style:style style:name="T22" style:family="text">
      <style:text-properties fo:color="#dcdcaa"/>
    </style:style>
    <style:style style:name="T23" style:family="text">
      <style:text-properties fo:color="#dcdcaa" style:font-name="Droid Sans Mono" fo:font-size="18pt" fo:font-weight="normal" fo:background-color="#1e1e1e" loext:char-shading-value="0"/>
    </style:style>
    <style:style style:name="T24" style:family="text">
      <style:text-properties fo:color="#9cdcfe"/>
    </style:style>
    <style:style style:name="T25" style:family="text">
      <style:text-properties fo:color="#9cdcfe" style:font-name="Droid Sans Mono" fo:font-size="18pt" fo:font-weight="normal" fo:background-color="#1e1e1e" loext:char-shading-value="0"/>
    </style:style>
    <style:style style:name="T26" style:family="text">
      <style:text-properties fo:color="#c586c0"/>
    </style:style>
    <style:style style:name="T27" style:family="text">
      <style:text-properties fo:color="#c586c0" style:font-name="Droid Sans Mono" fo:font-size="18pt" fo:font-weight="normal" fo:background-color="#1e1e1e" loext:char-shading-value="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2pt" fo:font-style="italic" officeooo:rsid="008e3712" style:font-size-asian="12pt" style:font-style-asian="italic" style:font-size-complex="12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 checks for abstract equality eg true == 1 </text:span></text:p>
      <text:p text:style-name="P2"><text:span text:style-name="T1"/></text:p>
      <text:p text:style-name="P2"><text:span text:style-name="T1"><text:s/>=== checks for strict <text:s/>equality eg <text:s/>1 === 1</text:span></text:p>
      <text:p text:style-name="P2"><text:span text:style-name="T1"/></text:p>
      <text:p text:style-name="P7"><text:span text:style-name="Source_20_Text"><text:span text:style-name="T4"><text:s/></text:span></text:span><text:span text:style-name="Source_20_Text"><text:span text:style-name="T5">switch</text:span></text:span><text:span text:style-name="Source_20_Text"><text:span text:style-name="T4"> statements take a single expression/value as an input, and then look through a number of choices until they find one that matches that value</text:span></text:span></text:p>
      <text:p text:style-name="P3">What is the syntax for a switch statement? - </text:p>
      <text:p text:style-name="P3"/>
      <text:p text:style-name="P4">switch (expression) {</text:p>
      <text:p text:style-name="P4"><text:s text:c="2"/>case choice1:</text:p>
      <text:p text:style-name="P4"><text:s text:c="4"/>run this code</text:p>
      <text:p text:style-name="P4"><text:s text:c="4"/>break;</text:p>
      <text:p text:style-name="P4"/>
      <text:p text:style-name="P4"><text:s text:c="2"/>case choice2:</text:p>
      <text:p text:style-name="P4"><text:s text:c="4"/>run this code instead</text:p>
      <text:p text:style-name="P4"><text:s text:c="4"/>break;</text:p>
      <text:p text:style-name="P4"/>
      <text:p text:style-name="P4"><text:s text:c="2"/><text:span text:style-name="T28">// include as many cases as you like</text:span></text:p>
      <text:p text:style-name="P4"/>
      <text:p text:style-name="P4"><text:s text:c="2"/>default: <text:span text:style-name="T29">// the default option runs if none of the choices mat</text:span><text:span text:style-name="T30">ch. you can safely omit it if there is no chance that the expression could end up equaling an unknown value. If there is a chance of this, however, you need to include it to handle unknown cases.</text:span></text:p>
      <text:p text:style-name="P4"><text:s text:c="4"/>actually, just run this code </text:p>
      <text:p text:style-name="P4">}</text:p>
      <text:p text:style-name="P3"><text:s text:c="4"/></text:p>
      <text:p text:style-name="P8">Here we've got:</text:p>
      <text:list xml:id="list3793300805" text:style-name="L1">
        <text:list-item>
          <text:p text:style-name="P10">The keyword <text:span text:style-name="Source_20_Text">switch</text:span>, followed by a set of parentheses. </text:p>
        </text:list-item>
        <text:list-item>
          <text:p text:style-name="P10">An expression or value inside the parentheses. </text:p>
        </text:list-item>
        <text:list-item>
          <text:p text:style-name="P10">The keyword <text:span text:style-name="Source_20_Text">case</text:span>, followed by a choice that the expression/value could be, followed by a colon. </text:p>
        </text:list-item>
        <text:list-item>
          <text:p text:style-name="P10">Some code to run if the choice matches the expression. </text:p>
        </text:list-item>
        <text:list-item>
          <text:p text:style-name="P10"><text:soft-page-break/>A <text:span text:style-name="Source_20_Text">break</text:span> statement, followed by a semi-colon. If the previous choice matches the expression/value, the browser stops executing the code block here, and moves on to any code that appears below the switch statement. </text:p>
        </text:list-item>
        <text:list-item>
          <text:p text:style-name="P10">As many other cases (bullets 3–5) as you like. </text:p>
        </text:list-item>
        <text:list-item>
          <text:p text:style-name="P9">The keyword <text:span text:style-name="Source_20_Text">default</text:span>, followed by exactly the same code pattern as one of the cases (bullets 3–5), except that <text:span text:style-name="Source_20_Text">default</text:span> does not have a choice after it, and you don't need to <text:span text:style-name="Source_20_Text">break</text:span> statement as there is nothing to run after this in the block anyway. This is the default option that runs if none of the choices match. </text:p>
        </text:list-item>
      </text:list>
      <text:p text:style-name="P3"><text:span text:style-name="Source_20_Text"><text:span text:style-name="T6"/></text:span></text:p>
      <text:p text:style-name="P7"><text:span text:style-name="Source_20_Text"><text:span text:style-name="T4"/></text:span></text:p>
      <text:p text:style-name="P1"><draw:frame text:anchor-type="paragraph" draw:z-index="0" draw:name="Shape1" draw:style-name="gr3" draw:text-style-name="P11" svg:width="1.6252in" svg:height="1.3425in" svg:x="2.3016in" svg:y="0.7083in"><draw:text-box><text:p>function min(a, b) {</text:p><text:p><text:s text:c="4"/>if (a &lt; b) {</text:p><text:p><text:s text:c="8"/>return a;</text:p><text:p><text:s text:c="4"/>} else {</text:p><text:p><text:s text:c="8"/>return b;</text:p><text:p><text:s text:c="4"/>}</text:p><text:p><text:s text:c="4"/>}</text:p></draw:text-box></draw:frame><text:span text:style-name="Source_20_Text"><text:span text:style-name="T13">Write a function min(a,b) which returns the least of two numbers a and b</text:span></text:span></text:p>
      <text:p text:style-name="P1"><text:span text:style-name="Source_20_Text"><text:span text:style-name="T7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1"><text:span text:style-name="Source_20_Text"><text:span text:style-name="T19"/></text:span></text:p>
      <text:p text:style-name="P3">What is the syntax for a ternary operator? - </text:p>
      <text:p text:style-name="P3"/>
      <text:p text:style-name="P6"><text:span text:style-name="T15">( condition ) ? run this code : //</text:span><text:span text:style-name="T16">first doesn’t match? Well → </text:span><text:span text:style-name="T15">run this code instead</text:span></text:p>
      <text:p text:style-name="P6"><text:span text:style-name="T15"/></text:p>
      <text:p text:style-name="P6"><text:span text:style-name="T15"><text:tab/><text:tab/><text:tab/>condition ? exprIfTrue : exprIfFalse</text:span></text:p>
      <text:p text:style-name="P3"><draw:frame text:anchor-type="paragraph" draw:z-index="1" draw:name="Shape2" draw:style-name="gr2" draw:text-style-name="P11" svg:width="4.313in" svg:height="1.1512in" svg:x="2.4319in" svg:y="0.2465in"><draw:text-box><text:p>function min(a, b) {</text:p><text:p><text:s text:c="2"/>return a &lt; b ? a : b;</text:p><text:p>}</text:p><text:p/><text:p>//this is the ? Method for the function question above</text:p></draw:text-box></draw:frame><text:s text:c="4"/></text:p>
      <text:p text:style-name="P5"/>
      <text:p text:style-name="P5"/>
      <text:p text:style-name="P5"/>
      <text:p text:style-name="P5"/>
      <text:p text:style-name="P5"/>
      <text:p text:style-name="P5"><draw:frame text:anchor-type="paragraph" draw:z-index="2" draw:name="Shape3" draw:style-name="gr1" draw:text-style-name="P11" svg:width="4.8752in" svg:height="2.1094in" svg:x="1.3693in" svg:y="0.1083in"><draw:text-box><text:p>function ask(question, yes, no) {</text:p><text:p><text:s text:c="2"/>if (confirm(question)) yes()</text:p><text:p><text:s text:c="2"/>else no();</text:p><text:p>}</text:p><text:p/><text:p>ask(</text:p><text:p><text:s text:c="2"/>"Do you agree?",</text:p><text:p><text:s text:c="2"/>function() { alert("You agreed."); },</text:p><text:p><text:s text:c="2"/>function() { alert("You canceled the execution."); }</text:p><text:p>);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36:40.407975369</meta:creation-date>
    <dc:date>2022-01-12T20:33:10.772294298</dc:date>
    <meta:editing-duration>PT21H35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32" meta:character-count="1829" meta:non-whitespace-character-count="1479"/>
  </office:meta>
</office:document-meta>
</file>